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style-name="ce8" table:number-columns-repeated="25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7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First</text:p>
          </table:table-cell>
          <table:table-cell table:style-name="ce9" office:value-type="string" calcext:value-type="string">
            <text:p>Empty</text:p>
          </table:table-cell>
          <table:table-cell table:style-name="ce9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&lt;exp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&lt;exp&gt;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 &lt;exp&gt;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9"/>
        <table:table-column table:style-name="co8" table:default-cell-style-name="ce10"/>
        <table:table-row table:style-name="ro1">
          <table:table-cell/>
          <table:table-cell table:style-name="ce13" office:value-type="string" calcext:value-type="string">
            <text:p>Pravidlo r</text:p>
          </table:table-cell>
          <table:table-cell table:style-name="ce13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54:56.54467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6:02:02.005397530</dc:date>
    <meta:editing-duration>PT6H41M51S</meta:editing-duration>
    <meta:editing-cycles>164</meta:editing-cycles>
    <meta:generator>LibreOffice/7.0.5.2$Linux_X86_64 LibreOffice_project/00$Build-2</meta:generator>
    <meta:document-statistic meta:table-count="3" meta:cell-count="265" meta:object-count="0"/>
  </office:meta>
</office:document-meta>
</file>